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4992in"/>
    </style:style>
    <style:style style:name="co2" style:family="table-column">
      <style:table-column-properties fo:break-before="auto" style:column-width="1.3437in"/>
    </style:style>
    <style:style style:name="co3" style:family="table-column">
      <style:table-column-properties fo:break-before="auto" style:column-width="0.6583in"/>
    </style:style>
    <style:style style:name="co4" style:family="table-column">
      <style:table-column-properties fo:break-before="auto" style:column-width="0.352in"/>
    </style:style>
    <style:style style:name="co5" style:family="table-column">
      <style:table-column-properties fo:break-before="auto" style:column-width="1.0165in"/>
    </style:style>
    <style:style style:name="co6" style:family="table-column">
      <style:table-column-properties fo:break-before="auto" style:column-width="1.0382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953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font-style="italic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>
      <style:text-properties fo:font-style="italic"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>
            <text:p>Creature</text:p>
          </table:table-cell>
          <table:table-cell office:value-type="string">
            <text:p>spell-like</text:p>
          </table:table-cell>
          <table:table-cell office:value-type="string">
            <text:p>feat</text:p>
          </table:table-cell>
          <table:table-cell office:value-type="string">
            <text:p>monster ability</text:p>
          </table:table-cell>
          <table:table-cell office:value-type="string">
            <text:p>pc class ability</text:p>
          </table:table-cell>
          <table:table-cell office:value-type="string">
            <text:p>ability complex</text:p>
          </table:table-cell>
          <table:table-cell/>
          <table:table-cell office:value-type="string">
            <text:p>psionic ability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office:value-type="string">
            <text:p>damage reduction</text:p>
          </table:table-cell>
          <table:table-cell table:number-columns-repeated="8"/>
        </table:table-row>
        <table:table-row table:style-name="ro1">
          <table:table-cell office:value-type="string">
            <text:p>regeneration</text:p>
          </table:table-cell>
          <table:table-cell table:number-columns-repeated="8"/>
        </table:table-row>
        <table:table-row table:style-name="ro1">
          <table:table-cell office:value-type="string">
            <text:p>fast healing</text:p>
          </table:table-cell>
          <table:table-cell table:number-columns-repeated="8"/>
        </table:table-row>
        <table:table-row table:style-name="ro1">
          <table:table-cell office:value-type="string">
            <text:p>family</text:p>
          </table:table-cell>
          <table:table-cell table:number-columns-repeated="8"/>
        </table:table-row>
        <table:table-row table:style-name="ro1">
          <table:table-cell office:value-type="string">
            <text:p>immunity</text:p>
          </table:table-cell>
          <table:table-cell table:number-columns-repeated="8"/>
        </table:table-row>
        <table:table-row table:style-name="ro1">
          <table:table-cell office:value-type="string">
            <text:p>vulnerability</text:p>
          </table:table-cell>
          <table:table-cell table:number-columns-repeated="8"/>
        </table:table-row>
        <table:table-row table:style-name="ro1">
          <table:table-cell office:value-type="string">
            <text:p>resistance</text:p>
          </table:table-cell>
          <table:table-cell table:number-columns-repeated="8"/>
        </table:table-row>
        <table:table-row table:style-name="ro1">
          <table:table-cell office:value-type="string">
            <text:p>darkvision</text:p>
          </table:table-cell>
          <table:table-cell table:number-columns-repeated="8"/>
        </table:table-row>
        <table:table-row table:style-name="ro1">
          <table:table-cell office:value-type="string">
            <text:p>blindsense</text:p>
          </table:table-cell>
          <table:table-cell table:number-columns-repeated="8"/>
        </table:table-row>
        <table:table-row table:style-name="ro1">
          <table:table-cell office:value-type="string">
            <text:p>blindsight</text:p>
          </table:table-cell>
          <table:table-cell table:number-columns-repeated="8"/>
        </table:table-row>
        <table:table-row table:style-name="ro1">
          <table:table-cell office:value-type="string">
            <text:p>telepathy</text:p>
          </table:table-cell>
          <table:table-cell table:number-columns-repeated="8"/>
        </table:table-row>
        <table:table-row table:style-name="ro1">
          <table:table-cell office:value-type="string">
            <text:p>tremorsense</text:p>
          </table:table-cell>
          <table:table-cell table:number-columns-repeated="8"/>
        </table:table-row>
        <table:table-row table:style-name="ro1">
          <table:table-cell office:value-type="string">
            <text:p>low-light vision</text:p>
          </table:table-cell>
          <table:table-cell table:number-columns-repeated="8"/>
        </table:table-row>
        <table:table-row table:style-name="ro1">
          <table:table-cell office:value-type="string">
            <text:p>all-around vision</text:p>
          </table:table-cell>
          <table:table-cell table:number-columns-repeated="8"/>
        </table:table-row>
        <table:table-row table:style-name="ro1">
          <table:table-cell office:value-type="string">
            <text:p>see in darkness</text:p>
          </table:table-cell>
          <table:table-cell table:number-columns-repeated="8"/>
        </table:table-row>
        <table:table-row table:style-name="ro1">
          <table:table-cell office:value-type="string">
            <text:p>scent</text:p>
          </table:table-cell>
          <table:table-cell table:number-columns-repeated="8"/>
        </table:table-row>
        <table:table-row table:style-name="ro1">
          <table:table-cell office:value-type="string">
            <text:p>keen sense</text:p>
          </table:table-cell>
          <table:table-cell table:number-columns-repeated="8"/>
        </table:table-row>
        <table:table-row table:style-name="ro1">
          <table:table-cell office:value-type="string">
            <text:p>alternate form</text:p>
          </table:table-cell>
          <table:table-cell table:number-columns-repeated="8"/>
        </table:table-row>
        <table:table-row table:style-name="ro1">
          <table:table-cell office:value-type="string">
            <text:p>water breathing</text:p>
          </table:table-cell>
          <table:table-cell table:number-columns-repeated="8"/>
        </table:table-row>
        <table:table-row table:style-name="ro1">
          <table:table-cell office:value-type="string">
            <text:p>icewalking</text:p>
          </table:table-cell>
          <table:table-cell table:number-columns-repeated="8"/>
        </table:table-row>
        <table:table-row table:style-name="ro1">
          <table:table-cell office:value-type="string">
            <text:p>cloudwalking</text:p>
          </table:table-cell>
          <table:table-cell table:number-columns-repeated="8"/>
        </table:table-row>
        <table:table-row table:style-name="ro1">
          <table:table-cell office:value-type="string">
            <text:p>spells</text:p>
          </table:table-cell>
          <table:table-cell table:number-columns-repeated="8"/>
        </table:table-row>
        <table:table-row table:style-name="ro1">
          <table:table-cell table:style-name="ce2" office:value-type="string">
            <text:p>aura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string">
            <text:p>empathy</text:p>
          </table:table-cell>
          <table:table-cell table:number-columns-repeated="8"/>
        </table:table-row>
        <table:table-row table:style-name="ro1">
          <table:table-cell table:style-name="ce2" office:value-type="string">
            <text:p>spell-like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2"/>
          <table:table-cell table:style-name="ce4"/>
          <table:table-cell table:number-columns-repeated="7"/>
        </table:table-row>
        <table:table-row table:style-name="ro1">
          <table:table-cell office:value-type="string">
            <text:p>camouflage</text:p>
          </table:table-cell>
          <table:table-cell office:value-type="string">
            <text:p>assassin vin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charm reptiles</text:p>
          </table:table-cell>
          <table:table-cell office:value-type="string">
            <text:p>?? true drag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dark blessing</text:p>
          </table:table-cell>
          <table:table-cell office:value-type="string">
            <text:p>blackguar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death throes</text:p>
          </table:table-cell>
          <table:table-cell office:value-type="string">
            <text:p>balo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discorporate</text:p>
          </table:table-cell>
          <table:table-cell office:value-type="string">
            <text:p>worm that walk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electricity sense</text:p>
          </table:table-cell>
          <table:table-cell office:value-type="string">
            <text:p>shocker lizar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elemental endurance</text:p>
          </table:table-cell>
          <table:table-cell office:value-type="string">
            <text:p>jan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evasion</text:p>
          </table:table-cell>
          <table:table-cell office:value-type="string">
            <text:p>eagle, giant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favored enemy &lt;what&gt; +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fiery hardness</text:p>
          </table:table-cell>
          <table:table-cell office:value-type="string">
            <text:p>lavawigh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find master</text:p>
          </table:table-cell>
          <table:table-cell office:value-type="string">
            <text:p>shield guardia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freeze</text:p>
          </table:table-cell>
          <table:table-cell office:value-type="string">
            <text:p>gargoyl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freshwater sensitivity</text:p>
          </table:table-cell>
          <table:table-cell office:value-type="string">
            <text:p>sahuagi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giant's stature</text:p>
          </table:table-cell>
          <table:table-cell office:value-type="string">
            <text:p>?? half-giant?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guard</text:p>
          </table:table-cell>
          <table:table-cell office:value-type="string">
            <text:p>shield guardia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unguarded thoughts</text:p>
          </table:table-cell>
          <table:table-cell office:value-type="string">
            <text:p>??</text:p>
          </table:table-cell>
          <table:table-cell table:number-columns-repeated="7"/>
        </table:table-row>
        <table:table-row table:style-name="ro1">
          <table:table-cell office:value-type="string">
            <text:p>half damage from slashing and piercing</text:p>
          </table:table-cell>
          <table:table-cell table:number-columns-repeated="8"/>
        </table:table-row>
        <table:table-row table:style-name="ro1">
          <table:table-cell office:value-type="string">
            <text:p>hardness</text:p>
          </table:table-cell>
          <table:table-cell office:value-type="string">
            <text:p>animated objec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heat</text:p>
          </table:table-cell>
          <table:table-cell office:value-type="string">
            <text:p>salamand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host protection</text:p>
          </table:table-cell>
          <table:table-cell office:value-type="string">
            <text:p>puppete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improved tracking</text:p>
          </table:table-cell>
          <table:table-cell office:value-type="string">
            <text:p>invisible stalk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ink cloud</text:p>
          </table:table-cell>
          <table:table-cell office:value-type="string">
            <text:p>octopu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invisible in light</text:p>
          </table:table-cell>
          <table:table-cell office:value-type="string">
            <text:p>hellca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lifesense 60'</text:p>
          </table:table-cell>
          <table:table-cell office:value-type="string">
            <text:p>wraith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light blindness</text:p>
          </table:table-cell>
          <table:table-cell office:value-type="string">
            <text:p>sahuagi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manifest maw</text:p>
          </table:table-cell>
          <table:table-cell office:value-type="string">
            <text:p>brain collecto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melt weapons</text:p>
          </table:table-cell>
          <table:table-cell office:value-type="string">
            <text:p>remorhaz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mimic shape</text:p>
          </table:table-cell>
          <table:table-cell office:value-type="string">
            <text:p>mimic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misty breath</text:p>
          </table:table-cell>
          <table:table-cell office:value-type="string">
            <text:p>hoary hunt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natural cunning</text:p>
          </table:table-cell>
          <table:table-cell office:value-type="string">
            <text:p>minotau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negative energy affinity</text:p>
          </table:table-cell>
          <table:table-cell office:value-type="string">
            <text:p>colossu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null time field</text:p>
          </table:table-cell>
          <table:table-cell office:value-type="string">
            <text:p>phan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oozelike immunities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opportunist</text:p>
          </table:table-cell>
          <table:table-cell office:value-type="string">
            <text:p>gloom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paladin abilities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phylactery transference</text:p>
          </table:table-cell>
          <table:table-cell office:value-type="string">
            <text:p>demilich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planar travel</text:p>
          </table:table-cell>
          <table:table-cell office:value-type="string">
            <text:p>??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planewalk</text:p>
          </table:table-cell>
          <table:table-cell office:value-type="string">
            <text:p>xil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poison use</text:p>
          </table:table-cell>
          <table:table-cell office:value-type="string">
            <text:p>derro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power conversion</text:p>
          </table:table-cell>
          <table:table-cell office:value-type="string">
            <text:p>brain mol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prismatic blur</text:p>
          </table:table-cell>
          <table:table-cell office:value-type="string">
            <text:p>prismasauru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protection from sonics</text:p>
          </table:table-cell>
          <table:table-cell office:value-type="string">
            <text:p>destracha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protective slime</text:p>
          </table:table-cell>
          <table:table-cell office:value-type="string">
            <text:p>babau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3">
          <table:table-cell office:value-type="string">
            <text:p>psicrystal granted abilities (improved evasion, personality, self-propulsion, share powers, sighted, telepathic link)</text:p>
          </table:table-cell>
          <table:table-cell table:style-name="Default"/>
          <table:table-cell table:number-columns-repeated="4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quickness</text:p>
          </table:table-cell>
          <table:table-cell office:value-type="string">
            <text:p>chok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quiescence</text:p>
          </table:table-cell>
          <table:table-cell office:value-type="string">
            <text:p>gloom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rebuke/command undead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resilience</text:p>
          </table:table-cell>
          <table:table-cell table:number-columns-repeated="7"/>
          <table:table-cell office:value-type="string">
            <text:p>x</text:p>
          </table:table-cell>
        </table:table-row>
        <table:table-row table:style-name="ro1">
          <table:table-cell office:value-type="string">
            <text:p>resilient</text:p>
          </table:table-cell>
          <table:table-cell office:value-type="string">
            <text:p>phasm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resistance</text:p>
          </table:table-cell>
          <table:table-cell table:number-columns-repeated="8"/>
        </table:table-row>
        <table:table-row table:style-name="ro1">
          <table:table-cell office:value-type="string">
            <text:p>resistance to charm</text:p>
          </table:table-cell>
          <table:table-cell table:number-columns-repeated="8"/>
        </table:table-row>
        <table:table-row table:style-name="ro1">
          <table:table-cell office:value-type="string">
            <text:p>rustproof</text:p>
          </table:table-cell>
          <table:table-cell office:value-type="string">
            <text:p>colossu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safekeeping</text:p>
          </table:table-cell>
          <table:table-cell office:value-type="string">
            <text:p>living vaul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shadow blend</text:p>
          </table:table-cell>
          <table:table-cell table:style-name="ce4" office:value-type="string">
            <text:p>illusionist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shadow shift</text:p>
          </table:table-cell>
          <table:table-cell office:value-type="string">
            <text:p>cloak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smoke form</text:p>
          </table:table-cell>
          <table:table-cell office:value-type="string">
            <text:p>belk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speak with sharks</text:p>
          </table:table-cell>
          <table:table-cell office:value-type="string">
            <text:p>sahuagi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spell deflection</text:p>
          </table:table-cell>
          <table:table-cell office:value-type="string">
            <text:p>devour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spell storing</text:p>
          </table:table-cell>
          <table:table-cell office:value-type="string">
            <text:p>shield guardia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sprint</text:p>
          </table:table-cell>
          <table:table-cell office:value-type="string">
            <text:p>cheetah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sticky</text:p>
          </table:table-cell>
          <table:table-cell office:value-type="string">
            <text:p>mu spor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summon djinni</text:p>
          </table:table-cell>
          <table:table-cell office:value-type="string">
            <text:p>brass drag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summon familiar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sunlight powerlessness</text:p>
          </table:table-cell>
          <table:table-cell office:value-type="string">
            <text:p>spectr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superior two-weapon fighting</text:p>
          </table:table-cell>
          <table:table-cell office:value-type="string">
            <text:p>ettin</text:p>
          </table:table-cell>
          <table:table-cell table:number-columns-repeated="2"/>
          <table:table-cell office:value-type="string">
            <text:p>x?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string">
            <text:p>superior twoweapon</text:p>
          </table:table-cell>
          <table:table-cell table:number-columns-repeated="8"/>
        </table:table-row>
        <table:table-row table:style-name="ro1">
          <table:table-cell office:value-type="string">
            <text:p>time regression</text:p>
          </table:table-cell>
          <table:table-cell table:number-columns-repeated="7"/>
          <table:table-cell office:value-type="string">
            <text:p>x</text:p>
          </table:table-cell>
        </table:table-row>
        <table:table-row table:style-name="ro1">
          <table:table-cell office:value-type="string">
            <text:p>trap sense +1</text:p>
          </table:table-cell>
          <table:table-cell table:number-columns-repeated="8"/>
        </table:table-row>
        <table:table-row table:style-name="ro1">
          <table:table-cell office:value-type="string">
            <text:p>tree dependent</text:p>
          </table:table-cell>
          <table:table-cell office:value-type="string">
            <text:p>drya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unearthly grace</text:p>
          </table:table-cell>
          <table:table-cell office:value-type="string">
            <text:p>nymph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water dependent</text:p>
          </table:table-cell>
          <table:table-cell office:value-type="string">
            <text:p>sahuagi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hive mind</text:p>
          </table:table-cell>
          <table:table-cell office:value-type="string">
            <text:p>formia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amorphous</text:p>
          </table:table-cell>
          <table:table-cell office:value-type="string">
            <text:p>gibbering mouth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change shape</text:p>
          </table:table-cell>
          <table:table-cell office:value-type="string">
            <text:p>astral deva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daylight powerlessness</text:p>
          </table:table-cell>
          <table:table-cell office:value-type="string">
            <text:p>wraith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lay on hands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light sensitivity</text:p>
          </table:table-cell>
          <table:table-cell office:value-type="string">
            <text:p>duerga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natural invisibility</text:p>
          </table:table-cell>
          <table:table-cell office:value-type="string">
            <text:p>invisible stalk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oversized weapon</text:p>
          </table:table-cell>
          <table:table-cell office:value-type="string">
            <text:p>tita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transparent</text:p>
          </table:table-cell>
          <table:table-cell office:value-type="string">
            <text:p>gelatinous cub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uncanny dodg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aversion to daylight</text:p>
          </table:table-cell>
          <table:table-cell office:value-type="string">
            <text:p>nightshad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hold breath</text:p>
          </table:table-cell>
          <table:table-cell office:value-type="string">
            <text:p>whal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<text:s/>(2, u'One ability from Menu A'),</text:p>
          </table:table-cell>
          <table:table-cell table:number-columns-repeated="8"/>
        </table:table-row>
        <table:table-row table:style-name="ro1">
          <table:table-cell office:value-type="string">
            <text:p><text:s/>(2, u'One ability from Menu C'),</text:p>
          </table:table-cell>
          <table:table-cell table:number-columns-repeated="8"/>
        </table:table-row>
        <table:table-row table:style-name="ro1">
          <table:table-cell office:value-type="string">
            <text:p><text:s/>(3, u'One ability from Menu B'),</text:p>
          </table:table-cell>
          <table:table-cell table:number-columns-repeated="8"/>
        </table:table-row>
        <table:table-row table:style-name="ro1">
          <table:table-cell office:value-type="string">
            <text:p>keen scent</text:p>
          </table:table-cell>
          <table:table-cell office:value-type="string">
            <text:p>shark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mucus cloud</text:p>
          </table:table-cell>
          <table:table-cell office:value-type="string">
            <text:p>aboleth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split</text:p>
          </table:table-cell>
          <table:table-cell office:value-type="string">
            <text:p>black puddin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deflecting force</text:p>
          </table:table-cell>
          <table:table-cell office:value-type="string">
            <text:p>force drag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flight</text:p>
          </table:table-cell>
          <table:table-cell office:value-type="string">
            <text:p>yeth houn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amphibious</text:p>
          </table:table-cell>
          <table:table-cell office:value-type="string">
            <text:p>merfolk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detect gems</text:p>
          </table:table-cell>
          <table:table-cell office:value-type="string">
            <text:p>gold drag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freezing fog</text:p>
          </table:table-cell>
          <table:table-cell office:value-type="string">
            <text:p>white drag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" office:value-type="string">
            <text:p>je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ferocity</text:p>
          </table:table-cell>
          <table:table-cell office:value-type="string">
            <text:p>dire wereboa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immunities</text:p>
          </table:table-cell>
          <table:table-cell table:number-columns-repeated="8"/>
        </table:table-row>
        <table:table-row table:style-name="ro1">
          <table:table-cell office:value-type="string">
            <text:p>also see text</text:p>
          </table:table-cell>
          <table:table-cell table:number-columns-repeated="8"/>
        </table:table-row>
        <table:table-row table:style-name="ro1">
          <table:table-cell office:value-type="string">
            <text:p>corrupt water</text:p>
          </table:table-cell>
          <table:table-cell office:value-type="string">
            <text:p>black drag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luck bonus</text:p>
          </table:table-cell>
          <table:table-cell office:value-type="string">
            <text:p>gold drag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+2 turn resistance</text:p>
          </table:table-cell>
          <table:table-cell table:number-columns-repeated="8"/>
        </table:table-row>
        <table:table-row table:style-name="ro1">
          <table:table-cell office:value-type="string">
            <text:p>single actions only</text:p>
          </table:table-cell>
          <table:table-cell table:number-columns-repeated="8"/>
        </table:table-row>
        <table:table-row table:style-name="ro1">
          <table:table-cell office:value-type="string">
            <text:p>rock catching</text:p>
          </table:table-cell>
          <table:table-cell office:value-type="string">
            <text:p>hill gian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earth glide</text:p>
          </table:table-cell>
          <table:table-cell office:value-type="string">
            <text:p>xor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sound imitation</text:p>
          </table:table-cell>
          <table:table-cell office:value-type="string">
            <text:p>blue drag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spell-like abilities</text:p>
          </table:table-cell>
          <table:table-cell table:number-columns-repeated="8"/>
        </table:table-row>
        <table:table-row table:style-name="ro2" table:number-rows-repeated="65401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23">07/23/2007</text:date>, <text:time>08:2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7-07-22T21:39:14</meta:creation-date>
    <dc:date>2007-07-23T08:26:01</dc:date>
    <dc:language>en-US</dc:language>
    <meta:editing-cycles>12</meta:editing-cycles>
    <meta:editing-duration>PT57M43S</meta:editing-duration>
    <meta:user-defined meta:name="Info 1"/>
    <meta:user-defined meta:name="Info 2"/>
    <meta:user-defined meta:name="Info 3"/>
    <meta:user-defined meta:name="Info 4"/>
    <meta:document-statistic meta:table-count="3" meta:cell-count="314"/>
  </office:meta>
</office:document-meta>
</file>